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text-properties officeooo:paragraph-rsid="06cdf75a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6" style:family="paragraph" style:parent-style-name="Table_20_Contents">
      <style:text-properties officeooo:paragraph-rsid="0021123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211236" style:font-size-asian="10pt" style:font-size-complex="10pt"/>
    </style:style>
    <style:style style:name="P19" style:family="paragraph" style:parent-style-name="Table_20_Contents">
      <style:text-properties fo:font-size="10pt" officeooo:paragraph-rsid="01d89563" style:font-size-asian="10pt" style:font-size-complex="10pt"/>
    </style:style>
    <style:style style:name="P20" style:family="paragraph" style:parent-style-name="Table_20_Contents">
      <style:text-properties fo:font-size="10pt" officeooo:paragraph-rsid="01166255" style:font-size-asian="10pt" style:font-size-complex="10pt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47ae24c" style:font-size-asian="10pt" style:font-size-complex="10pt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4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0" style:family="paragraph" style:parent-style-name="Standard">
      <style:text-properties fo:font-size="10pt" officeooo:paragraph-rsid="00211236" style:font-size-asian="10pt" style:font-size-complex="10pt"/>
    </style:style>
    <style:style style:name="P51" style:family="paragraph" style:parent-style-name="Standard">
      <style:text-properties officeooo:paragraph-rsid="06e0a511"/>
    </style:style>
    <style:style style:name="P52" style:family="paragraph" style:parent-style-name="Table_20_Contents">
      <style:paragraph-properties fo:line-height="115%"/>
      <style:text-properties fo:font-size="10pt" officeooo:rsid="010d90af" officeooo:paragraph-rsid="047ae24c" style:font-size-asian="10pt" style:font-size-complex="10pt"/>
    </style:style>
    <style:style style:name="P53" style:family="paragraph" style:parent-style-name="Table_20_Contents">
      <style:paragraph-properties fo:line-height="115%"/>
      <style:text-properties fo:font-size="10pt" officeooo:rsid="010d90af" officeooo:paragraph-rsid="06e0a511" style:font-size-asian="10pt" style:font-size-complex="10pt"/>
    </style:style>
    <style:style style:name="P54" style:family="paragraph" style:parent-style-name="Table_20_Contents">
      <style:paragraph-properties fo:line-height="115%"/>
      <style:text-properties fo:font-size="10pt" officeooo:rsid="05935ed5" officeooo:paragraph-rsid="05935ed5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0" style:family="paragraph" style:parent-style-name="Table_20_Contents">
      <style:text-properties fo:font-size="10pt" officeooo:paragraph-rsid="00211236" style:font-size-asian="10pt" style:font-size-complex="10pt"/>
    </style:style>
    <style:style style:name="P6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2" style:family="paragraph" style:parent-style-name="Table_20_Contents">
      <style:text-properties fo:font-size="10pt" officeooo:paragraph-rsid="05096d5b" style:font-size-asian="10pt" style:font-size-complex="10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e0a511" style:font-size-asian="9pt" style:font-name-complex="Pyidaungsu1" style:font-size-complex="9pt"/>
    </style:style>
    <style:style style:name="P64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e0a511" style:font-size-asian="9pt" style:font-name-complex="Pyidaungsu1" style:font-size-complex="9pt"/>
    </style:style>
    <style:style style:name="P65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66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1149299721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11497632576">
          <table:table-cell table:style-name="Table2.A1" office:value-type="string">
            <text:p text:style-name="P3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<text:span text:style-name="T6">ဥပ‌ဒေ ပေးဆောင်ရမည့် အခွန်အကောက်များကို ပေးဆောင်ရန် တာဝန်ရှိသည်။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114976238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11497626432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45"><text:span text:style-name="T4">[ဝင်ငွေခွန်ဥပဒေပုဒ်မ ၁၆၊ ပုဒ်မခွဲ (က) ညွှန်း]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11541862400">
          <table:table-cell table:style-name="Table5.A1" table:number-columns-spanned="2" office:value-type="string">
            <text:p text:style-name="P3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4"/>
          </table:table-cell>
          <table:table-cell table:style-name="Table5.A1" table:number-columns-spanned="2" office:value-type="string">
            <text:p text:style-name="P36">လစာဝင်ငွေခွန်နုတ်ယူခြင်းခံရသူ</text:p>
          </table:table-cell>
          <table:covered-table-cell/>
        </table:table-row>
        <table:table-row table:style-name="TableLine2811541865728">
          <table:table-cell table:style-name="Table5.A1" office:value-type="string">
            <text:p text:style-name="P18"/>
            <text:p text:style-name="P42">ဝန်ထမ်းအမည်</text:p>
            <text:p text:style-name="P50"/>
          </table:table-cell>
          <table:table-cell table:style-name="Table5.A1" office:value-type="string">
            <text:p text:style-name="P18"><text:user-field-get text:name="py3o.o.barcode">barcode</text:user-field-get></text:p>
            <text:p text:style-name="P18"/>
            <text:p text:style-name="P18"><text:user-field-get text:name="py3o.o.name">name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2">ကုမ္ပဏီ/ဌာန/အဖွဲ့အစည်းအမည်</text:p>
            <text:p text:style-name="P50"/>
          </table:table-cell>
          <table:table-cell table:style-name="Table5.A1" office:value-type="string">
            <text:p text:style-name="P18"><text:user-field-get text:name="py3o.o.company_id.name">company_name</text:user-field-get></text:p>
          </table:table-cell>
        </table:table-row>
        <table:table-row table:style-name="TableLine2811541889024">
          <table:table-cell table:style-name="Table5.A3" office:value-type="string">
            <text:p text:style-name="P42">ရာထူး/တာဝန်</text:p>
            <text:p text:style-name="P50"/>
          </table:table-cell>
          <table:table-cell table:style-name="Table5.B3" office:value-type="string">
            <text:p text:style-name="P18"/>
            <text:p text:style-name="P18"><text:user-field-get text:name="py3o.o.job_id.name">job_name</text:user-field-get></text:p>
            <text:p text:style-name="P18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/>
            <text:p text:style-name="P50"/>
          </table:table-cell>
          <table:table-cell table:style-name="Table5.A1" office:value-type="string">
            <text:p text:style-name="P61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42">နိင်ငံသားစိစစ်ရေးကတ်ပြားအမှတ်</text:p>
            <text:p text:style-name="P50"/>
          </table:table-cell>
          <table:table-cell table:style-name="Table5.A1" office:value-type="string">
            <text:p text:style-name="P18"><text:user-field-get text:name="py3o.o.nrc">nrc</text:user-field-get>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>အခွန်ထမ်းမှတ်ပုံတင်အမှတ် (TIN)</text:p>
            <text:p text:style-name="P50"/>
          </table:table-cell>
          <table:table-cell table:style-name="Table5.A1" office:value-type="string">
            <text:p text:style-name="P18"><text:user-field-get text:name="py3o.o.company_id.street">street</text:user-field-get></text:p>
          </table:table-cell>
        </table:table-row>
        <table:table-row table:style-name="TableLine2811541894400">
          <table:table-cell table:style-name="Table5.A1" office:value-type="string">
            <text:p text:style-name="P42">နေရပ်လိပ်စာ</text:p>
            <text:p text:style-name="P50"/>
          </table:table-cell>
          <table:table-cell table:style-name="Table5.A1" office:value-type="string">
            <text:p text:style-name="P18"><text:user-field-get text:name="py3o.o.address_id.street">employee_street</text:user-field-get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3">လိပ်စာ</text:p>
          </table:table-cell>
          <table:table-cell table:style-name="Table5.A1" office:value-type="string">
            <text:p text:style-name="P18"/>
          </table:table-cell>
        </table:table-row>
        <table:table-row table:style-name="TableLine2811541894912">
          <table:table-cell table:style-name="Table5.A1" office:value-type="string">
            <text:p text:style-name="P42">ယခင်အခွန်ပေးသွင်းခဲ့သည့်ရုံး</text:p>
            <text:p text:style-name="P42"/>
          </table:table-cell>
          <table:table-cell table:style-name="Table5.A1" office:value-type="string">
            <text:p text:style-name="P18"><text:user-field-get text:name="py3o.o.previous_tax_office">previous_tax_office</text:user-field-get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3">စည်းကြပ်မှုခံယူသည့်အခွန်ရုံး</text:p>
          </table:table-cell>
          <table:table-cell table:style-name="Table5.A1" office:value-type="string">
            <text:p text:style-name="P18"/>
          </table:table-cell>
        </table:table-row>
        <table:table-row table:style-name="Table5.7">
          <table:table-cell table:style-name="Table5.A1" office:value-type="string">
            <text:p text:style-name="P42">ယခင်အခွန်ထမ်းမှတ်ပုံတင်အမှတ်</text:p>
            <text:p text:style-name="P47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/>
            <text:p text:style-name="P50"/>
          </table:table-cell>
          <table:table-cell table:style-name="Table5.A1" office:value-type="string">
            <text:p text:style-name="P62"><text:user-field-get text:name="py3o.o.company_id.tax_office">tax_office</text:user-field-get></text:p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11541861376">
          <table:table-cell table:style-name="Table10.A1" office:value-type="string">
            <text:p text:style-name="P40">စဥ်</text:p>
            <text:p text:style-name="P49"/>
          </table:table-cell>
          <table:table-cell table:style-name="Table10.A1" office:value-type="string">
            <text:p text:style-name="P40">လအမည်</text:p>
            <text:p text:style-name="P49"/>
          </table:table-cell>
          <table:table-cell table:style-name="Table10.A1" office:value-type="string">
            <text:p text:style-name="P40">ရရှိသည့် လစာဝင်ငွေ</text:p>
            <text:p text:style-name="P40"><text:s/>စုစုပေါင်း (ကျပ်) </text:p>
            <text:p text:style-name="P49"/>
          </table:table-cell>
          <table:table-cell table:style-name="Table10.A1" office:value-type="string">
            <text:p text:style-name="P40">ပေးဆောင်သည့် </text:p>
            <text:p text:style-name="P40">အခွန်(ကျပ်)</text:p>
            <text:p text:style-name="P49"/>
          </table:table-cell>
          <table:table-cell table:style-name="Table10.A1" office:value-type="string">
            <text:p text:style-name="P40">အခွန်ပေးသွင်းမှု</text:p>
            <text:p text:style-name="P40">အထောက်အထား</text:p>
            <text:p text:style-name="P40">အမှတ်</text:p>
            <text:p text:style-name="P49"/>
          </table:table-cell>
          <table:table-cell table:style-name="Table10.F1" office:value-type="string">
            <text:p text:style-name="P40">လက်မှတ်</text:p>
            <text:p text:style-name="P49"/>
          </table:table-cell>
        </table:table-row>
        <table:table-row table:style-name="TableLine2811541873408">
          <table:table-cell table:style-name="Table10.A13" office:value-type="string">
            <text:p text:style-name="P65">၁</text:p>
          </table:table-cell>
          <table:table-cell table:style-name="Table10.B13" office:value-type="string">
            <text:p text:style-name="P38">ဧပြီ</text:p>
          </table:table-cell>
          <table:table-cell table:style-name="Table10.C13" office:value-type="string">
            <text:p text:style-name="P55"><text:text-input text:description="py3o://function=&quot;o._get_payslip(4)&quot;">april</text:text-input></text:p>
          </table:table-cell>
          <table:table-cell table:style-name="Table10.D14" office:value-type="string">
            <text:p text:style-name="P58"><text:text-input text:description="py3o://function=&quot;o._get_payslip2(4)&quot;">apri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4432">
          <table:table-cell table:style-name="Table10.A13" office:value-type="string">
            <text:p text:style-name="P66">၂</text:p>
          </table:table-cell>
          <table:table-cell table:style-name="Table10.B13" office:value-type="string">
            <text:p text:style-name="P38">မေ</text:p>
          </table:table-cell>
          <table:table-cell table:style-name="Table10.C13" office:value-type="string">
            <text:p text:style-name="P56"><text:text-input text:description="py3o://function=&quot;o._get_payslip(5)&quot;">may6</text:text-input></text:p>
          </table:table-cell>
          <table:table-cell table:style-name="Table10.D14" office:value-type="string">
            <text:p text:style-name="P59"><text:text-input text:description="py3o://function=&quot;o._get_payslip2(5)&quot;">may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3424">
          <table:table-cell table:style-name="Table10.A13" office:value-type="string">
            <text:p text:style-name="P66">၃</text:p>
          </table:table-cell>
          <table:table-cell table:style-name="Table10.B13" office:value-type="string">
            <text:p text:style-name="P39">ဇွန်</text:p>
          </table:table-cell>
          <table:table-cell table:style-name="Table10.C13" office:value-type="string">
            <text:p text:style-name="P58"><text:text-input text:description="py3o://function=&quot;o._get_payslip(6)&quot;">jun6</text:text-input></text:p>
          </table:table-cell>
          <table:table-cell table:style-name="Table10.D14" office:value-type="string">
            <text:p text:style-name="P58"><text:text-input text:description="py3o://function=&quot;o._get_payslip2(6)&quot;">ju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9568">
          <table:table-cell table:style-name="Table10.A13" office:value-type="string">
            <text:p text:style-name="P65">၄</text:p>
          </table:table-cell>
          <table:table-cell table:style-name="Table10.B13" office:value-type="string">
            <text:p text:style-name="P38">ဇူလိုင်</text:p>
          </table:table-cell>
          <table:table-cell table:style-name="Table10.C13" office:value-type="string">
            <text:p text:style-name="P58"><text:text-input text:description="py3o://function=&quot;o._get_payslip(7)&quot;">jul6</text:text-input></text:p>
          </table:table-cell>
          <table:table-cell table:style-name="Table10.D14" office:value-type="string">
            <text:p text:style-name="P58"><text:text-input text:description="py3o://function=&quot;o._get_payslip2(7)&quot;">ju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5984">
          <table:table-cell table:style-name="Table10.A13" office:value-type="string">
            <text:p text:style-name="P65">၅</text:p>
          </table:table-cell>
          <table:table-cell table:style-name="Table10.B13" office:value-type="string">
            <text:p text:style-name="P38">သြဂုတ်</text:p>
          </table:table-cell>
          <table:table-cell table:style-name="Table10.C13" office:value-type="string">
            <text:p text:style-name="P58"><text:text-input text:description="py3o://function=&quot;o._get_payslip(8)&quot;">august</text:text-input></text:p>
          </table:table-cell>
          <table:table-cell table:style-name="Table10.D14" office:value-type="string">
            <text:p text:style-name="P58"><text:text-input text:description="py3o://function=&quot;o._get_payslip2(8)&quot;">aug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1632">
          <table:table-cell table:style-name="Table10.A13" office:value-type="string">
            <text:p text:style-name="P65">၆</text:p>
          </table:table-cell>
          <table:table-cell table:style-name="Table10.B13" office:value-type="string">
            <text:p text:style-name="P38">စက်တင်ဘာ</text:p>
          </table:table-cell>
          <table:table-cell table:style-name="Table10.C13" office:value-type="string">
            <text:p text:style-name="P58"><text:text-input text:description="py3o://function=&quot;o._get_payslip(9)&quot;">sep6</text:text-input></text:p>
          </table:table-cell>
          <table:table-cell table:style-name="Table10.D14" office:value-type="string">
            <text:p text:style-name="P58"><text:text-input text:description="py3o://function=&quot;o._get_payslip2(9)&quot;">sep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3680">
          <table:table-cell table:style-name="Table10.A13" office:value-type="string">
            <text:p text:style-name="P65">၇</text:p>
          </table:table-cell>
          <table:table-cell table:style-name="Table10.B13" office:value-type="string">
            <text:p text:style-name="P38">အောက်တိုဘာ</text:p>
          </table:table-cell>
          <table:table-cell table:style-name="Table10.C13" office:value-type="string">
            <text:p text:style-name="P58"><text:text-input text:description="py3o://function=&quot;o._get_payslip(10)&quot;">october</text:text-input></text:p>
          </table:table-cell>
          <table:table-cell table:style-name="Table10.D14" office:value-type="string">
            <text:p text:style-name="P58"><text:text-input text:description="py3o://function=&quot;o._get_payslip2(10)&quot;">oc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6240">
          <table:table-cell table:style-name="Table10.A13" office:value-type="string">
            <text:p text:style-name="P66">၈</text:p>
          </table:table-cell>
          <table:table-cell table:style-name="Table10.B13" office:value-type="string">
            <text:p text:style-name="P38">နိုဝင်ဘာ</text:p>
          </table:table-cell>
          <table:table-cell table:style-name="Table10.C13" office:value-type="string">
            <text:p text:style-name="P58"><text:text-input text:description="py3o://function=&quot;o._get_payslip(11)&quot;">novenber</text:text-input></text:p>
          </table:table-cell>
          <table:table-cell table:style-name="Table10.D14" office:value-type="string">
            <text:p text:style-name="P58"><text:text-input text:description="py3o://function=&quot;o._get_payslip2(11)&quot;">nov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1616">
          <table:table-cell table:style-name="Table10.A13" office:value-type="string">
            <text:p text:style-name="P66">၉</text:p>
          </table:table-cell>
          <table:table-cell table:style-name="Table10.B13" office:value-type="string">
            <text:p text:style-name="P38">ဒီဇင်ဘာ</text:p>
          </table:table-cell>
          <table:table-cell table:style-name="Table10.C13" office:value-type="string">
            <text:p text:style-name="P58"><text:text-input text:description="py3o://function=&quot;o._get_payslip(12)&quot;">december</text:text-input></text:p>
          </table:table-cell>
          <table:table-cell table:style-name="Table10.D14" office:value-type="string">
            <text:p text:style-name="P58"><text:text-input text:description="py3o://function=&quot;o._get_payslip2(12)&quot;">dec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2144">
          <table:table-cell table:style-name="Table10.A13" office:value-type="string">
            <text:p text:style-name="P65">၁၀</text:p>
          </table:table-cell>
          <table:table-cell table:style-name="Table10.B13" office:value-type="string">
            <text:p text:style-name="P38">ဇန်နဝါရီ</text:p>
          </table:table-cell>
          <table:table-cell table:style-name="Table10.C13" office:value-type="string">
            <text:p text:style-name="P58"><text:text-input text:description="py3o://function=&quot;o._get_payslip(1)&quot;">jan</text:text-input></text:p>
          </table:table-cell>
          <table:table-cell table:style-name="Table10.D14" office:value-type="string">
            <text:p text:style-name="P58"><text:text-input text:description="py3o://function=&quot;o._get_payslip2(1)&quot;">ja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1888">
          <table:table-cell table:style-name="Table10.A13" office:value-type="string">
            <text:p text:style-name="P65">၁၁</text:p>
          </table:table-cell>
          <table:table-cell table:style-name="Table10.B13" office:value-type="string">
            <text:p text:style-name="P38">ဖေဖော်ဝါရီ</text:p>
          </table:table-cell>
          <table:table-cell table:style-name="Table10.C13" office:value-type="string">
            <text:p text:style-name="P58"><text:text-input text:description="py3o://function=&quot;o._get_payslip(2)&quot;">feb</text:text-input></text:p>
          </table:table-cell>
          <table:table-cell table:style-name="Table10.D14" office:value-type="string">
            <text:p text:style-name="P58"><text:text-input text:description="py3o://function=&quot;o._get_payslip2(2)&quot;">feb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6480">
          <table:table-cell table:style-name="Table10.A13" office:value-type="string">
            <text:p text:style-name="P65">၁၂</text:p>
          </table:table-cell>
          <table:table-cell table:style-name="Table10.B13" office:value-type="string">
            <text:p text:style-name="P38">မတ်</text:p>
          </table:table-cell>
          <table:table-cell table:style-name="Table10.C13" office:value-type="string">
            <text:p text:style-name="P58"><text:text-input text:description="py3o://function=&quot;o._get_payslip(3)&quot;">march</text:text-input></text:p>
          </table:table-cell>
          <table:table-cell table:style-name="Table10.D14" office:value-type="string">
            <text:p text:style-name="P58"><text:text-input text:description="py3o://function=&quot;o._get_payslip2(3)&quot;">mar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ext:soft-page-break/>
        <table:table-row table:style-name="TableLine2811541872640">
          <table:table-cell table:style-name="Table10.A14" table:number-columns-spanned="2" office:value-type="string">
            <text:p text:style-name="P46"><text:span text:style-name="T4">စုစုပေါင်း</text:span></text:p>
          </table:table-cell>
          <table:covered-table-cell/>
          <table:table-cell table:style-name="Table10.C14" office:value-type="string">
            <text:p text:style-name="P58"><text:text-input text:description="py3o://function=&quot;o._get_total()&quot;">total</text:text-input></text:p>
          </table:table-cell>
          <table:table-cell table:style-name="Table10.D14" office:value-type="string">
            <text:p text:style-name="P58"><text:text-input text:description="py3o://function=&quot;o._get_total2()&quot;">total2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48"/>
          </table:table-cell>
        </table:table-row>
      </table:table>
      <text:p text:style-name="P11"/>
      <text:p text:style-name="P14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2811497625920">
          <table:table-cell table:style-name="Table7.A1" table:number-columns-spanned="2" office:value-type="string">
            <text:p text:style-name="P2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22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2811497765648">
          <table:table-cell table:style-name="Table7.A2" office:value-type="string">
            <text:p text:style-name="P2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2"/>
          </table:table-cell>
        </table:table-row>
        <table:table-row table:style-name="TableLine281149776974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P17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34">နှုတ်ယူ</text:p>
            <text:p text:style-name="P34">ပေးသွင်းသူ ရုံးတံဆိပ်</text:p>
          </table:table-cell>
        </table:table-row>
        <table:table-row table:style-name="TableLine2811497774864">
          <table:table-cell table:style-name="Table7.A2" office:value-type="string">
            <text:p text:style-name="P22">(ဂ) အိမ်ထောင်ဖက် </text:p>
            <text:p text:style-name="P3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P17"/>
          </table:table-cell>
        </table:table-row>
        <table:table-row table:style-name="TableLine2811497773072">
          <table:table-cell table:style-name="Table7.A2" office:value-type="string">
            <text:p text:style-name="P22">(ဃ) ခံစားခွင့်ရှိသည့် သား/သမီး </text:p>
            <text:p text:style-name="P3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P17"><text:user-field-get text:name="py3o.o.company_id.hr_head_id.name">hr_head</text:user-field-get></text:p>
          </table:table-cell>
        </table:table-row>
        <table:table-row table:style-name="TableLine2811497769232">
          <table:table-cell table:style-name="Table7.A2" office:value-type="string">
            <text:p text:style-name="P22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တာဝန်</text:p>
            <text:p text:style-name="P12"/>
          </table:table-cell>
          <table:table-cell table:style-name="Table7.E2" office:value-type="string">
            <text:p text:style-name="P19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2811497772048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17"><text:user-field-get text:name="py3o.o.company_id.hr_head_id.nrc">hr_head_nrc</text:user-field-get></text:p>
          </table:table-cell>
        </table:table-row>
        <table:table-row table:style-name="TableLine2811497766928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 ထုတ်ပေးသည့်‌နေ့</text:p>
            <text:p text:style-name="P12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8960">
          <table:table-cell table:style-name="Table7.A2" office:value-type="string">
            <text:p text:style-name="P30"/>
            <text:p text:style-name="P30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6144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11497767184">
          <table:table-cell table:style-name="Table9.A1" office:value-type="string">
            <text:p text:style-name="P26">သတိပေးချက်</text:p>
          </table:table-cell>
          <table:table-cell table:style-name="Table9.A1" office:value-type="string">
            <text:p text:style-name="P20"/>
          </table:table-cell>
          <table:table-cell table:style-name="Table9.C1" office:value-type="string">
            <text:p text:style-name="P26">ရှင်းလင်းချက်</text:p>
          </table:table-cell>
        </table:table-row>
        <table:table-row table:style-name="TableLine281149777409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2811497777936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2811497773328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2811497774352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ext:soft-page-break/>
        <table:table-row table:style-name="TableLine2811497777168"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2811497775120">
          <table:table-cell table:style-name="Table8.A1" office:value-type="string">
            <text:p text:style-name="P2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47:37.950000000</dc:date>
    <meta:editing-duration>P1DT5H20M24S</meta:editing-duration>
    <meta:editing-cycles>743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